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7ea" officeooo:paragraph-rsid="001e47ea"/>
    </style:style>
    <style:style style:name="P2" style:family="paragraph" style:parent-style-name="Standard">
      <style:text-properties officeooo:rsid="001fa495" officeooo:paragraph-rsid="001fa495"/>
    </style:style>
    <style:style style:name="P3" style:family="paragraph" style:parent-style-name="Standard">
      <style:text-properties officeooo:rsid="002037df" officeooo:paragraph-rsid="002037df"/>
    </style:style>
    <style:style style:name="P4" style:family="paragraph" style:parent-style-name="Standard">
      <style:text-properties officeooo:rsid="00212409" officeooo:paragraph-rsid="00212409"/>
    </style:style>
    <style:style style:name="P5" style:family="paragraph" style:parent-style-name="Standard">
      <style:text-properties officeooo:rsid="00246154" officeooo:paragraph-rsid="00246154"/>
    </style:style>
    <style:style style:name="P6" style:family="paragraph" style:parent-style-name="Standard">
      <style:text-properties officeooo:rsid="0025dfc7" officeooo:paragraph-rsid="0025dfc7"/>
    </style:style>
    <style:style style:name="P7" style:family="paragraph" style:parent-style-name="Standard">
      <style:text-properties officeooo:rsid="0027c887" officeooo:paragraph-rsid="0027c887"/>
    </style:style>
    <style:style style:name="P8" style:family="paragraph" style:parent-style-name="Standard">
      <style:text-properties officeooo:rsid="002b8b69" officeooo:paragraph-rsid="002b8b69"/>
    </style:style>
    <style:style style:name="P9" style:family="paragraph" style:parent-style-name="Standard">
      <style:text-properties officeooo:rsid="002c1e36" officeooo:paragraph-rsid="002c1e36"/>
    </style:style>
    <style:style style:name="T1" style:family="text">
      <style:text-properties officeooo:rsid="001d346f"/>
    </style:style>
    <style:style style:name="T2" style:family="text">
      <style:text-properties officeooo:rsid="001fa495"/>
    </style:style>
    <style:style style:name="T3" style:family="text">
      <style:text-properties officeooo:rsid="0022ec96"/>
    </style:style>
    <style:style style:name="T4" style:family="text">
      <style:text-properties officeooo:rsid="0028d096"/>
    </style:style>
    <style:style style:name="T5" style:family="text">
      <style:text-properties officeooo:rsid="002b8b69"/>
    </style:style>
    <style:style style:name="T6" style:family="text">
      <style:text-properties officeooo:rsid="002c1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阅读<text:span text:style-name="T1">apue的读书笔记</text:span></text:p>
      <text:p text:style-name="Standard"/>
      <text:p text:style-name="Standard">2015.<text:span text:style-name="T1">10.27</text:span></text:p>
      <text:p text:style-name="P1">chdir 更改工作目录</text:p>
      <text:p text:style-name="P1">每当运行一个新程序时，所有的<text:span text:style-name="T2">shell都为其打开3个文件描述符(file descriptor)：</text:span></text:p>
      <text:p text:style-name="P1">1. 标准输入（<text:span text:style-name="T2">standard input</text:span>）</text:p>
      <text:p text:style-name="P2">2. 标准输出（standard output）</text:p>
      <text:p text:style-name="P2">3. 标准出错（standard error）</text:p>
      <text:p text:style-name="P2">大多数shell都提供一种方法，使其中任何一个或所有这三个描述符都能重新定向到某个文件。</text:p>
      <text:p text:style-name="P2">Eg: ls &gt; file.list</text:p>
      <text:p text:style-name="P2"/>
      <text:p text:style-name="P3">不用缓冲的I/O: open/read/write/lseek/close</text:p>
      <text:p text:style-name="P3"/>
      <text:p text:style-name="P4">2015.11.10</text:p>
      <text:p text:style-name="P4">标准I／O &lt;stdio.h<text:span text:style-name="T3">&gt; getc/puts/printf/fgets</text:span></text:p>
      <text:p text:style-name="P4"/>
      <text:p text:style-name="P5">getpid() – 得到当前程序的进程ID</text:p>
      <text:p text:style-name="P6">waitpid() – 等待进程结束</text:p>
      <text:p text:style-name="P6"/>
      <text:p text:style-name="P6">Control-D或^D是默认的文件结束符</text:p>
      <text:p text:style-name="P6"/>
      <text:p text:style-name="P7">2015.11.12</text:p>
      <text:p text:style-name="P7">char* strerror(int errnum); <text:s text:c="2"/>– 将errnum映射为一个出错信息字符串，并且返回此字符串的指针</text:p>
      <text:p text:style-name="P7"/>
      <text:p text:style-name="P7">void perror(const char* msg); <text:s/>– 输出格式： <text:s/>msg: errno对应的出错信息 换行符</text:p>
      <text:p text:style-name="P7"><text:s text:c="49"/></text:p>
      <text:p text:style-name="P7"/>
      <text:p text:style-name="P8">2015.11.13</text:p>
      <text:p text:style-name="P8">getuid()</text:p>
      <text:p text:style-name="P8">getgid()</text:p>
      <text:p text:style-name="P8"/>
      <text:p text:style-name="P8">信号</text:p>
      <text:p text:style-name="P8">终端键盘产生信号的2种方法：</text:p>
      <text:p text:style-name="P8">1. 中断键（<text:span text:style-name="T6">interrupt key, 通常是Delete或Ctrl+C</text:span>）</text:p>
      <text:p text:style-name="P9">2. 退出键(quit key, 通常是Ctrl+\)</text:p>
      <text:p text:style-name="P9">它们被用于中断当前运行的进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20:54.529203796</meta:creation-date>
    <dc:date>2015-11-13T09:41:01.802834955</dc:date>
    <meta:editing-duration>P1DT23H2M42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1" meta:paragraph-count="27" meta:word-count="271" meta:character-count="666" meta:non-whitespace-character-count="577"/>
  </office:meta>
</office:document-meta>
</file>